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adornments="Book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2cm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Heading_20_2">
      <style:paragraph-properties fo:text-align="start" style:justify-single-word="fals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Standard" style:list-style-name="L2"/>
    <style:style style:name="P7" style:family="paragraph" style:parent-style-name="Standard">
      <style:text-properties style:text-underline-style="none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Heading_20_2">
      <style:paragraph-properties fo:text-align="start" style:justify-single-word="false"/>
      <style:text-properties fo:font-variant="normal" fo:text-transform="none" style:font-name="Albany" fo:font-size="14pt" fo:font-style="italic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P10" style:family="paragraph" style:parent-style-name="Text_20_body" style:list-style-name="Bejelentéslista"/>
    <style:style style:name="P11" style:family="paragraph" style:parent-style-name="Text_20_body" style:list-style-name="L4"/>
    <style:style style:name="P12" style:family="paragraph" style:parent-style-name="Standard" style:list-style-name="Bejelentéslista"/>
    <style:style style:name="P13" style:family="paragraph" style:parent-style-name="Standard">
      <style:text-properties fo:background-color="transparent"/>
    </style:style>
    <style:style style:name="T1" style:family="text">
      <style:text-properties fo:font-variant="normal" fo:text-transform="none" style:font-name="Albany" fo:font-size="14pt" fo:font-style="italic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T2" style:family="text">
      <style:text-properties style:font-name="Albany" fo:font-size="14pt" fo:font-style="italic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T3" style:family="text">
      <style:text-properties fo:color="#000080" style:text-underline-style="solid" style:text-underline-width="auto" style:text-underline-color="font-color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ejelentés</text:h>
      <text:p text:style-name="P1"><text:date style:data-style-name="N76" text:date-value="2006-06-30T14:33:09.82" text:fixed="true" text:date-adjust="PT5544H00M00S">2007. február 16.</text:date></text:p>
      <text:p text:style-name="Standard">Tiszta szoftver, rendes ház...</text:p>
      <text:h text:style-name="Heading_20_1" text:outline-level="1">OxygenOffice Professional <text:user-defined text:name="Verzió">2.1.0</text:user-defined></text:h>
      <text:p text:style-name="P2">(eredeti néven: OpenOffice.org Premium)</text:p>
      <text:p text:style-name="Standard">Az OpenOffice.org Közösség és az OxygenOffice Professional fejlesztői örömmel jelentik be az OxygenOffice Professional irodai programcsomag legújabb, <text:user-defined text:name="Verzió">2.1.0</text:user-defined>-es verzióját. A programcsomag az eddigiekben OpenOffice.org Premium névre hallgatott, de ez az elnevezés félrevezető volt sokak számára, akik az OpenOffice.org termék hivatalos kiadásának vélték ezt a verziót is. Az OxygenOffice Professional 2.0.4 irodai programcsomag az OpenOffice.org 2.0.4 változatának különleges, kibővített kiadása, amely hozzácsomagolt kiegészítők tekintetében múlja felül az eredeti terméket, megtartva annak előnyös tulajdonságait. Természetesen a OxygenOffice Professional irodai programcsomag 100%-ban kompatibilis az eredeti kiadással. A programcsomag Windows változata letölthető a <text:a xlink:type="simple" xlink:href="https://sourceforge.net/projects/ooop/">https://sourceforge.net/projects/ooop/</text:a> címről. (Technikai okokból a Linux- változat megjelenése elhalasztva.)</text:p>
      <text:h text:style-name="P3" text:outline-level="2"><text:span text:style-name="T1">OxygenOffice Professional </text:span><text:span text:style-name="T1"><text:user-defined text:name="Verzió">2.1.0</text:user-defined></text:span> – szövegszerkesztő, táblázatkezelő, bemutatókészítő alkalmazás és még sok egyéb<text:span text:style-name="T2">…</text:span></text:h>
      <text:p text:style-name="Standard">Az OxygenOffice Professional <text:user-defined text:name="Verzió">2.1.0</text:user-defined> egy nyílt forráskódú, ingyenes, nagy tudású irodai programcsomag, amely kiválóan alkalmas szövegszerkesztési, táblázatkezelési, bemutatókészítési, adatbázis-kezelési és rajzolási feladatok megvalósítására számos operációs rendszer alatt. A programcsomag a kor igényeinek megfelelő eszköz, amelynek működése nagymértékben hasonlít a kereskedelmi forgalomban lévő hasonló célú programcsomagokhoz. De azokkal ellentétben, az OxygenOffice Professional teljesen ingyenes és szabadon használható tetszőleges számú számítógépen, bármilyen célra, magánszemélyek és vállalkozások esetében egyaránt.</text:p>
      <text:p text:style-name="Standard">Az OxygenOffice Professional alapját adó OpenOffice.org fejlesztését a Sun Microsystems végzi több céggel és az OpenOffice.org önkéntes közösségével együttműködve. Magyarországon a honosítást és fejlesztést az FSF.hu Alapítvány koordinálja a Sun Microsystems Magyarországgal karöltve, szintén az önkéntes közösség segítségével. Az OxygenOffice Professional és az OpenOffice.org technikai támogatása önkéntes, közösség alapú és nem garantált.</text:p>
      <text:h text:style-name="P3" text:outline-level="2"><text:span text:style-name="T1">OxygenOffice Professional </text:span><text:span text:style-name="T1"><text:user-defined text:name="Verzió">2.1.0</text:user-defined></text:span><text:span text:style-name="T1"> - kibővített tartalom</text:span></text:h>
      <text:p text:style-name="Text_20_body">A magyar OxygenOffice Professional <text:user-defined text:name="Verzió">2.1.0</text:user-defined> változata az alábbi kiegészítőket tartalmazza:</text:p>
      <text:list text:style-name="L2">
        <text:list-item text:start-value="1">
          <text:p text:style-name="P4">Több mint 3200 elemből álló képtár</text:p>
        </text:list-item>
      </text:list>
      <text:list text:style-name="L3">
        <text:list-item text:start-value="1">
          <text:p text:style-name="P5">Több mint 60 magyar nyelvű sablon, változatos témákban, s ennél bővebb külföldi nyelvű sablontár angol és német nyelven</text:p>
        </text:list-item>
      </text:list>
      <text:list text:style-name="L2">
        <text:list-item text:start-value="1">
          <text:p text:style-name="P4">Több mint 90 Impress bemutatóháttér</text:p>
        </text:list-item>
        <text:list-item>
          <text:p text:style-name="P4">Visual Basic for Application (VBA) makrófuttatási lehetőség a Calc-ban (tesztelésre)</text:p>
        </text:list-item>
        <text:list-item>
          <text:p text:style-name="P4">További magyar nyelvű kézikönyv, amely a elérhető a Súgó menüből is</text:p>
        </text:list-item>
        <text:list-item>
          <text:p text:style-name="P4">További szótárak számos külföldi nyelvhez</text:p>
        </text:list-item>
        <text:list-item>
          <text:p text:style-name="P4">Külön Professional csomagok a Linux telepítőben</text:p>
        </text:list-item>
        <text:list-item>
          <text:p text:style-name="P4">Wikipedia gyors elérését szolgáló eszköztár</text:p>
        </text:list-item>
        <text:list-item>
          <text:p text:style-name="P4">Kibővített színpaletta</text:p>
        </text:list-item>
        <text:list-item>
          <text:p text:style-name="P6">Kibővített súgó menü, alapértelmezetten bekapcsolt részletes tippek</text:p>
        </text:list-item>
      </text:list>
      <text:p text:style-name="P7">További újdonságok:</text:p>
      <text:list text:style-name="L2">
        <text:list-item text:start-value="1">
          <text:p text:style-name="P4">Szabványos bővítése az OpenOffice.org forráskódjának, így a továbbfejlesztések a legegyszerűbben elvégezhetők</text:p>
        </text:list-item>
        <text:list-item>
          <text:p text:style-name="P4">Az OpenOffice.org nyelvi eszközeinek alkalmazása révén az összes, OpenOffice.org által támogatott nyelvhez készülhet OxygenOffice Professional változat</text:p>
        </text:list-item>
      </text:list>
      <text:p text:style-name="Standard"/>
      <text:p text:style-name="P8"><text:span text:style-name="Strong_20_Emphasis">A OxygenOffice Professional változat forráskódja teljes mértékben<text:line-break/>kompatibilis a hivatalos OpenOffice.org forráskóddal,<text:line-break/>így továbbfejlesztése, más nyelvi változatok<text:line-break/>megjelenése közösségi alapokon végezhető!</text:span></text:p>
      <text:h text:style-name="P9" text:outline-level="2">Támogatott nyelvek és platformok</text:h>
      <text:p text:style-name="Standard">Az OxygenOffice Professional <text:user-defined text:name="Verzió">2.1.0</text:user-defined> jelenleg magyar, angol, német, olasz, francia, török és grúz nyelvekre érhető el. A nyelvi támogatás a felhasználói felületet, a súgót és általában a helyesírás-ellenőrzőt foglalja magába. Érdekességként készült egy öt nyelvet (magyar, angol, német, olasz, francia) összefogó Windowsos telepítő is.</text:p>
      <text:p text:style-name="Standard">Az OxygenOffice Professional <text:user-defined text:name="Verzió">2.1.0</text:user-defined> – megfelelő bináris csomagjai – telepíthető Windows és Linux operációs rendszerekre. (Technikai okokból a Linux- változat megjelenése elhalasztva.)</text:p>
      <text:h text:style-name="Heading_20_1" text:outline-level="1">OpenOffice.org</text:h>
      <text:p text:style-name="Text_20_body">Az OxygenOffice Professional alapját a szabad és ingyenes OpenOffice.org irodai programcsomag adja.</text:p>
      <text:h text:style-name="Heading_20_2" text:outline-level="2">Újdonságok az OpenOffice.org <text:span text:style-name="T1"><text:user-defined text:name="Verzió">2.1.0</text:user-defined></text:span><text:span text:style-name="T1"> </text:span>verziójában</text:h>
      <text:list text:style-name="Bejelentéslista">
        <text:list-item text:start-value="1">
          <text:p text:style-name="P10">Általános hibajavítások és teljesítménynövelés</text:p>
        </text:list-item>
        <text:list-item>
          <text:p text:style-name="P10">Biztonsági és titkosítási lehetőségek bevezetése a PDF kimenetben</text:p>
        </text:list-item>
        <text:list-item>
          <text:p text:style-name="P10">Nagyobb kompatibilitás (Calc HTML importálás fejlesztése; a tudományos szövegszerkesztésben népszerű LaTeX formátum támogatása a Writerben; a KDE grafikus felület rendszerbeállításainak átvétele Linux és egyéb operációs rendszerek alatt; WordPerfect dokumentumok importálásának és exportálásának javítása)</text:p>
        </text:list-item>
        <text:list-item>
          <text:p text:style-name="P10">Kiemelt támogatás a kiegészítések fejlesztőinek (például a függőségi viszonyok, frissítések vagy a sablonok kezelésében)</text:p>
        </text:list-item>
        <text:list-item>
          <text:p text:style-name="P10">Még több nyelv támogatása</text:p>
        </text:list-item>
      </text:list>
      <text:p text:style-name="Text_20_body">A fejlesztések, javítások részletes listája elérhető a következő linken:</text:p>
      <text:list text:style-name="L4">
        <text:list-header>
          <text:p text:style-name="P11">(<text:a xlink:type="simple" xlink:href="http://development.openoffice.org/releases/2.1.0.html" text:style-name="Internet_20_link" text:visited-style-name="Visited_20_Internet_20_Link">http://development.openoffice.org/releases/2.1.0.html</text:a>)</text:p>
        </text:list-header>
      </text:list>
      <text:h text:style-name="Heading_20_2" text:outline-level="2">Az OpenOffice.org <text:span text:style-name="T1"><text:user-defined text:name="Verzió">2.1.0</text:user-defined></text:span> magyar változata</text:h>
      <text:p text:style-name="Standard">A speciális magyar változat az alábbi fontosabb javításokat és fejlesztéseket tartalmazza az eredeti OpenOffice.org-hoz képest:</text:p>
      <text:list text:style-name="Bejelentéslista">
        <text:list-item text:start-value="1">
          <text:p text:style-name="P12">Pontosabb helyesírás-ellenőrzés</text:p>
          <text:list>
            <text:list-item>
              <text:p text:style-name="P12">Bár a hivatalos OpenOffice.org helyesírás-ellenőrzője már a magyar fejlesztésű Hunspell helyesírás-ellenőrző lett, a folyamatosan fejlesztett Magyar Ispell helyesírási szótár legújabb változatát biztosan csak az FSF.hu által készített verzió tartalmazza. Így tovább javul a program – egyébként kiváló – magyar helyesírás-ellenőrzése.</text:p>
            </text:list-item>
          </text:list>
        </text:list-item>
        <text:list-item>
          <text:p text:style-name="P12">Magyar betűkészletek kényelmes kiválasztása</text:p>
          <text:list>
            <text:list-item>
              <text:p text:style-name="P12">Ha nincs kijelölve szöveg, akkor a betűkiválasztó panelen az „árvíztűrő tükörfúrógép” vagy a „külvízen úszó szárazjégtörő kisjármű” szöveg jelenik meg. Mindkettő tartalmazza a magyar ábécé összes ékezetes betűjét, ezzel is segítve a megfelelő betűkészlet kiválasztását.</text:p>
            </text:list-item>
          </text:list>
        </text:list-item>
        <text:list-item>
          <text:p text:style-name="P12">Pontosabb magyar elválasztás</text:p>
          <text:list>
            <text:list-item>
              <text:p text:style-name="P12">A folyamatosan fejlesztett magyar elválasztási adatbázis legújabb változatát tartalmazza a magyar OpenOffice.org 2.0-s változata.</text:p>
            </text:list-item>
          </text:list>
        </text:list-item>
        <text:list-item>
          <text:p text:style-name="P12">Javított képaláírás</text:p>
          <text:list>
            <text:list-item>
              <text:p text:style-name="P12">A magyar verzióban a hazai konvenciókhoz van alakítva a képaláírás. A hivatalosban így néz ki: "Ábra 1: Ez egy ábra", a javított változat: "1. ábra: Ez egy ábra".</text:p>
            </text:list-item>
          </text:list>
        </text:list-item>
        <text:list-item>
          <text:p text:style-name="P12">Javított HTML-export</text:p>
          <text:list>
            <text:list-item>
              <text:p text:style-name="P12">A hivatalos verzió nem kezeli tökéletesen a HTML-állományok ékezetes karaktereinek exportálását. Az FSF.hu verzióban ez tökéletes.</text:p>
            </text:list-item>
          </text:list>
        </text:list-item>
        <text:list-item>
          <text:p text:style-name="P12">A "--" jelek megfelelő cseréje</text:p>
          <text:list>
            <text:list-item>
              <text:p text:style-name="P12">A program a hivatalos verzióban a "--" jeleket kvirtmínuszra cseréli szavakon belül, amit a magyarban nem használunk. A javított változat "--" esetén gondolatjelet (nagykötőjelet), "---" esetén pedig kvirtmínuszt helyettesít.</text:p>
            </text:list-item>
          </text:list>
        </text:list-item>
        <text:list-item>
          <text:p text:style-name="P12">Szebb, kiegyenlítettebb íráskép</text:p>
          <text:list>
            <text:list-item>
              <text:p text:style-name="P12">A program a betűkészletek egalizálási adatait automatikusan használja.</text:p>
            </text:list-item>
          </text:list>
        </text:list-item>
        <text:list-item>
          <text:p text:style-name="P12">Néhány angol, nem honosítható szöveg javítása</text:p>
          <text:list>
            <text:list-item>
              <text:p text:style-name="P12">Néhány üzenet nem honosítható a program által biztosított módszerekkel, ezt az FSF.hu verzió megoldja.</text:p>
            </text:list-item>
          </text:list>
        </text:list-item>
        <text:list-item>
          <text:p text:style-name="P12">Javított PostScript kimenet</text:p>
          <text:list>
            <text:list-item>
              <text:p text:style-name="P12">Javítás, amely arra utasítja a PostScript meghajtót, hogy ne helyettesítse be a betűkészleteket. Ezzel kizár egy hibalehetőséget, amely korábban azt okozta, hogy az ékezetes betűk helyén négyzetek vagy kérdőjelek jelentek meg.</text:p>
            </text:list-item>
          </text:list>
        </text:list-item>
      </text:list>
      <text:h text:style-name="Heading_20_2" text:outline-level="2">További tájékozódás céljára</text:h>
      <text:h text:style-name="Heading_20_3" text:outline-level="3">Még több képernyőkép</text:h>
      <text:p text:style-name="Standard"><text:a xlink:type="simple" xlink:href="http://www.openoffice.org/screenshots/ooo20/index.html">http://www.openoffice.org/screenshots/ooo20/index.html</text:a></text:p>
      <text:p text:style-name="Standard">(angol nyelvű oldal)</text:p>
      <text:h text:style-name="Heading_20_3" text:outline-level="3">Az OpenOffice.org <text:span text:style-name="T1"><text:user-defined text:name="Verzió">2.1.0</text:user-defined></text:span> főbb funkcióinak leírása</text:h>
      <text:p text:style-name="Standard">Megtalálható ebben a bejelentésben</text:p>
      <text:p text:style-name="Standard"><text:a xlink:type="simple" xlink:href="http://hu.openoffice.org/whatsnew-2.0.html">http://hu.openoffice.org/whatsnew-2.0.html</text:a></text:p>
      <text:p text:style-name="Standard">(magyar nyelvű oldal)</text:p>
      <text:p text:style-name="Text_20_body"><text:a xlink:type="simple" xlink:href="http://www.openoffice.org/dev_docs/features/2.0/index.html">http://www.openoffice.org/dev_docs/features/2.0/index.html</text:a></text:p>
      <text:p text:style-name="Standard">(angol nyelvű oldal)</text:p>
      <text:p text:style-name="Standard">Az OpenOffice.org <text:user-defined text:name="Verzió">2.1.0</text:user-defined> fejlesztéseinek, javításainak teljes listája</text:p>
      <text:p text:style-name="P13"><text:a xlink:type="simple" xlink:href="http://development.openoffice.org/releases/2.1.0.html" text:style-name="Internet_20_link" text:visited-style-name="Visited_20_Internet_20_Link">http://development.openoffice.org/releases/</text:a><text:a xlink:type="simple" xlink:href="http://development.openoffice.org/releases/2.1.0.html" text:style-name="Internet_20_link" text:visited-style-name="Visited_20_Internet_20_Link"><text:span text:style-name="T3"><text:user-defined text:name="Verzió">2.1.0</text:user-defined></text:span></text:a><text:a xlink:type="simple" xlink:href="http://development.openoffice.org/releases/2.1.0.html" text:style-name="Internet_20_link" text:visited-style-name="Visited_20_Internet_20_Link">.html</text:a></text:p>
      <text:h text:style-name="Heading_20_3" text:outline-level="3">Az OpenOffice.org termékismertetője</text:h>
      <text:p text:style-name="Standard"><text:a xlink:type="simple" xlink:href="http://hu.openoffice.org/about-product.html">http://hu.openoffice.org/about-product.html</text:a></text:p>
      <text:p text:style-name="Standard">(magyar nyelvű oldal)</text:p>
      <text:p text:style-name="Standard"><text:a xlink:type="simple" xlink:href="http://www.openoffice.org/product/">http://www.openoffice.org/product/</text:a></text:p>
      <text:p text:style-name="Standard">(angol nyelvű oldal)</text:p>
      <text:h text:style-name="Heading_20_3" text:outline-level="3">Az <text:span text:style-name="T1">OxygenOffice Professional </text:span><text:span text:style-name="T1"><text:user-defined text:name="Verzió">2.1.0</text:user-defined></text:span> letöltése</text:h>
      <text:p text:style-name="Standard"><text:a xlink:type="simple" xlink:href="http://www.sf.net/projects/ooop/">http://www.sf.net/projects/ooop/</text:a></text:p>
      <text:p text:style-name="Standard">(magyar, angol és német nyelvű verziók)</text:p>
      <text:h text:style-name="Heading_20_3" text:outline-level="3">Miért érdemes OpenOffice.org alapú megoldásra váltani</text:h>
      <text:p text:style-name="Text_20_body"><text:a xlink:type="simple" xlink:href="http://hu.openoffice.org/get_legal-hu.html">http://hu.openoffice.org/get_legal-hu.html</text:a></text:p>
      <text:p text:style-name="Text_20_body">(magyar nyelvű verzió)</text:p>
      <text:p text:style-name="Text_20_body"><text:a xlink:type="simple" xlink:href="http://why.openoffice.org/getlegal.html">http://why.openoffice.org/getlegal.html</text:a></text:p>
      <text:p text:style-name="Text_20_body"><text:a xlink:type="simple" xlink:href="http://why.openoffice.org/">http://why.openoffice.org/</text:a></text:p>
      <text:p text:style-name="Standard">(angol és más nyelvű verziók)</text:p>
      <text:h text:style-name="Heading_20_3" text:outline-level="3">OpenOffice.org marketing anyagok</text:h>
      <text:p text:style-name="Standard"><text:a xlink:type="simple" xlink:href="http://hu.openoffice.org/servlets/ProjectDocumentList?folderID=525&amp;expandFolder=525&amp;folderID=0">http://hu.openoffice.org/servlets/ProjectDocumentList?folderID=525&amp;expandFolder=525&amp;folderID=0</text:a></text:p>
      <text:p text:style-name="Standard">(magyar nyelvű oldal)</text:p>
      <text:p text:style-name="Standard"><text:a xlink:type="simple" xlink:href="http://www.openoffice.org/press/2.0/index.html">http://www.openoffice.org/press/2.0/index.html</text:a></text:p>
      <text:p text:style-name="Standard">(angol nyelvű oldal)</text:p>
      <text:h text:style-name="Heading_20_2" text:outline-level="2">Kapcsolattartó</text:h>
      <text:p text:style-name="Text_20_body">Szalai Kálmán (<text:a xlink:type="simple" xlink:href="mailto:kami_@openoffice.org">kami_@openoffice.org</text:a>)</text:p>
      <text:p text:style-name="Text_20_body">(A megadott elektronikus-levélcímeken felhasználói támogatás nincsen. Felhasználói támogatást a következő bekezdésben megadott címen kaphat.)</text:p>
      <text:h text:style-name="Heading_20_2" text:outline-level="2">Magyar nyelvű, díjmentes, nem garantált technikai támogatás</text:h>
      <text:p text:style-name="Text_20_body"><text:a xlink:type="simple" xlink:href="http://hu.openoffice.org/about-mailinglists.html">http://hu.openoffice.org/about-mailinglists.html</text:a></text:p>
      <text:p text:style-name="Text_20_body">(OpenOffice.org és OxygenOffice Professional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adornments="Book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hu" fo:country="HU" style:font-name-asian="Andale Sans UI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3"/>
      <style:text-properties style:font-name="DejaVu Sans" fo:font-size="11pt" fo:hyphenate="true" fo:hyphenation-remain-char-count="2" fo:hyphenation-push-char-count="2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text-align="justify" style:justify-single-word="false" fo:orphans="2" fo:widows="2"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Andale Sans U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621cm" fo:margin-bottom="0.409cm" fo:hyphenation-ladder-count="no-limit"/>
      <style:text-properties fo:font-variant="small-caps" fo:font-size="145%" fo:font-weight="bold" style:font-size-asian="115%" style:font-weight-asian="bold" style:font-size-complex="115%" style:font-weight-complex="bold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variant="normal" fo:text-transform="non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Alapértelmezett_20_-_20_behúzással" style:display-name="Alapértelmezett - behúzással" style:family="paragraph" style:parent-style-name="Standard" style:class="text">
      <style:paragraph-properties fo:margin-left="2cm" fo:margin-right="0cm" fo:text-align="justify" style:justify-single-word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Bejelentéslista">
      <text:list-level-style-bullet text:level="1" text:style-name="Bullet_20_Symbols" text:bullet-char="✔">
        <style:list-level-properties text:space-before="0.635cm" text:min-label-width="0.64cm" text:min-label-distance="0.3cm"/>
        <style:text-properties style:font-name="StarSymbol"/>
      </text:list-level-style-bullet>
      <text:list-level-style-number text:level="2" text:style-name="Numbering_20_Symbols" style:num-format="">
        <style:list-level-properties text:space-before="2.635cm" text:min-label-distance="0.3cm"/>
      </text:list-level-style-number>
      <text:list-level-style-number text:level="3" text:style-name="Numbering_20_Symbols" style:num-format="">
        <style:list-level-properties text:space-before="3.115cm" text:min-label-distance="0.3cm"/>
      </text:list-level-style-number>
      <text:list-level-style-number text:level="4" text:style-name="Numbering_20_Symbols" style:num-format="">
        <style:list-level-properties text:space-before="2.54cm" text:min-label-width="0.64cm" text:min-label-distance="0.3cm"/>
      </text:list-level-style-number>
      <text:list-level-style-number text:level="5" text:style-name="Numbering_20_Symbols" style:num-format="">
        <style:list-level-properties text:space-before="3.175cm" text:min-label-width="0.64cm" text:min-label-distance="0.3cm"/>
      </text:list-level-style-number>
      <text:list-level-style-number text:level="6" text:style-name="Numbering_20_Symbols" style:num-format="">
        <style:list-level-properties text:space-before="3.81cm" text:min-label-width="0.64cm" text:min-label-distance="0.3cm"/>
      </text:list-level-style-number>
      <text:list-level-style-number text:level="7" text:style-name="Numbering_20_Symbols" style:num-format="">
        <style:list-level-properties text:space-before="4.445cm" text:min-label-width="0.64cm" text:min-label-distance="0.3cm"/>
      </text:list-level-style-number>
      <text:list-level-style-number text:level="8" text:style-name="Numbering_20_Symbols" style:num-format="">
        <style:list-level-properties text:space-before="5.08cm" text:min-label-width="0.64cm" text:min-label-distance="0.3cm"/>
      </text:list-level-style-number>
      <text:list-level-style-number text:level="9" text:style-name="Numbering_20_Symbols" style:num-format="">
        <style:list-level-properties text:space-before="5.715cm" text:min-label-width="0.64cm" text:min-label-distance="0.3cm"/>
      </text:list-level-style-number>
      <text:list-level-style-number text:level="10" text:style-name="Numbering_20_Symbols" style:num-format="">
        <style:list-level-properties text:space-before="6.35cm" text:min-label-width="0.64cm" text:min-label-distance="0.3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padding="0cm" fo:border-left="none" fo:border-right="none" fo:border-top="none" fo:border-bottom="0.035cm solid #000000" style:shadow="none">
        <style:tab-stops>
          <style:tab-stop style:position="16.999cm" style:type="right"/>
        </style:tab-stops>
      </style:paragraph-properties>
      <style:text-properties fo:font-weight="normal" style:font-weight-asian="normal" style:font-weight-complex="normal"/>
    </style:style>
    <style:style style:name="P2" style:family="paragraph" style:parent-style-name="Footer">
      <style:paragraph-properties fo:text-align="center" style:justify-single-word="false" fo:padding="0cm" fo:border-left="none" fo:border-right="none" fo:border-top="0.035cm solid #000000" fo:border-bottom="none" style:shadow="non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year number:style="long"/>
      <number:text>. </number:text>
      <number:month number:style="long" number:textual="true"/>
      <number:text> </number:text>
      <number:day/>
      <number:text>.</number:text>
    </number:date-style>
  </office:automatic-styles>
  <office:master-styles>
    <style:master-page style:name="Standard" style:page-layout-name="pm1">
      <style:header>
        <text:p text:style-name="P1">Bejelentés: <text:title>OxygenOffice Professional 2.1.0</text:title><text:tab/><text:date style:data-style-name="N76" text:date-value="2006-06-30T14:33:09.82" text:fixed="true" text:date-adjust="PT5544H00M00S">2007. február 16.</text:date></text:p>
      </style:header>
      <style:footer>
        <text:p text:style-name="P2">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OxygenOffice Professional 2.1.0</dc:title>
    <dc:subject>Az OxygenOffice Professional egy nyílt nyílt forráskódú, ingyenes, nagy tudású irodai programcsomag, amely kiválóan alkalmas szövegszerkesztési, táblázatkezelési, bemutatókészítési, adatbázis-kezelési és rajzolási feladatok megvalósítására számos operációs rendszer alatt. A programcsomag a kor igényeinek megfelelő eszköz, amelynek működése nagymértékben hasonlít a kereskedelmi forgalomban lévő hasonló célú programcsomagokhoz. De azokkal ellentétben, az OxygenOffice Professional teljesen ingyenes és szabadon használható tetszőleges számú számítógépen, bármilyen célra, magánszemélyek és vállalkozások esetében egyaránt.</dc:subject>
    <meta:creation-date>2006-06-30T12:10:14</meta:creation-date>
    <dc:date>2007-02-16T14:19:28</dc:date>
    <dc:language>hu-HU</dc:language>
    <meta:editing-cycles>81</meta:editing-cycles>
    <meta:editing-duration>PT12H50M4S</meta:editing-duration>
    <meta:user-defined meta:name="Verzió">2.1.0</meta:user-defined>
    <meta:user-defined meta:name="Info 2"/>
    <meta:user-defined meta:name="Info 3"/>
    <meta:user-defined meta:name="Info 4"/>
    <meta:document-statistic meta:table-count="0" meta:image-count="0" meta:object-count="0" meta:page-count="5" meta:paragraph-count="97" meta:word-count="972" meta:character-count="8293"/>
  </office:meta>
</office:document-meta>
</file>